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igMix 1M" svg:font-family="'MigMix 1M'" style:font-family-generic="modern" style:font-pitch="fixed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top" draw:auto-grow-height="false" fo:min-height="0.966cm" fo:min-width="9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top" draw:auto-grow-height="false" fo:min-height="0.716cm" fo:min-width="9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top" draw:auto-grow-height="false" fo:min-height="0.466cm" fo:min-width="9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top" draw:auto-grow-height="false" fo:min-height="0.716cm" fo:min-width="5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marker-start="Diamond" draw:marker-end="線の終点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top" draw:auto-grow-height="false" fo:min-height="2.466cm" fo:min-width="9.4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top" draw:auto-grow-height="false" fo:min-height="1.216cm" fo:min-width="9.466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start"/>
      <style:text-properties style:font-name="Noto Mono" fo:font-size="12pt" style:font-size-asian="12pt" style:font-size-complex="12pt"/>
    </style:style>
    <style:style style:name="P2" style:family="paragraph">
      <loext:graphic-properties draw:fill="solid" draw:fill-color="#ffffff"/>
      <style:paragraph-properties fo:text-align="start"/>
      <style:text-properties style:font-name="Noto Mono" fo:font-size="12pt" style:font-size-asian="12pt" style:font-size-complex="12pt"/>
    </style:style>
    <style:style style:name="P3" style:family="paragraph">
      <style:paragraph-properties fo:text-align="center"/>
      <style:text-properties style:font-name="Noto Mono"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style:font-name="Noto Mono" fo:font-size="12pt" style:font-size-asian="12pt" style:font-size-complex="12pt"/>
    </style:style>
    <style:style style:name="P5" style:family="paragraph">
      <style:paragraph-properties fo:text-align="center"/>
      <style:text-properties style:font-name="Noto Mono" fo:font-size="12pt" style:font-name-asian="Noto Mono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style:font-name="Noto Mono" fo:font-size="12pt" style:font-name-asian="Noto Mono" style:font-size-asian="12pt" style:font-size-complex="12pt"/>
    </style:style>
    <style:style style:name="P7" style:family="paragraph">
      <style:paragraph-properties fo:text-align="start"/>
      <style:text-properties style:font-name="MigMix 1M"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start"/>
      <style:text-properties style:font-name="MigMix 1M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Noto Mono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Noto Mono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style:font-name="MigMix 1M" fo:font-size="12pt" style:font-size-asian="12pt" style:font-size-complex="12pt"/>
    </style:style>
    <style:style style:name="T1" style:family="text">
      <style:text-properties style:font-name="Noto Mono" fo:font-size="12pt" style:font-size-asian="12pt" style:font-size-complex="12pt"/>
    </style:style>
    <style:style style:name="T2" style:family="text">
      <style:text-properties style:font-name="Noto Mono" fo:font-size="12pt" style:font-name-asian="Noto Mono" style:font-size-asian="12pt" style:font-size-complex="12pt"/>
    </style:style>
    <style:style style:name="T3" style:family="text">
      <style:text-properties style:font-name="MigMix 1M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cm" svg:height="1.25cm" svg:x="1cm" svg:y="9cm">
          <text:p text:style-name="P1"><text:span text:style-name="T1">pageNo: int</text:span></text:p>
          <text:p text:style-name="P1"><text:span text:style-name="T1">maxWidth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10cm" svg:height="1cm" svg:x="1cm" svg:y="8cm">
          <text:p text:style-name="P3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0.75cm" svg:x="1cm" svg:y="14.75cm">
          <text:p text:style-name="P1"><text:span text:style-name="T1">maxWidth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10cm" svg:height="1cm" svg:x="1cm" svg:y="13.75cm">
          <text:p text:style-name="P3"><text:span text:style-name="T1">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1.25cm" svg:x="1cm" svg:y="19.5cm">
          <text:p text:style-name="P1"><text:span text:style-name="T1">x, y, width: int</text:span></text:p>
          <text:p text:style-name="P1"><text:span text:style-name="T1">text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10cm" svg:height="1cm" svg:x="1cm" svg:y="18.5cm">
          <text:p text:style-name="P3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6cm" svg:height="1cm" svg:x="3cm" svg:y="11.25cm">
          <text:p text:style-name="P5"><text:span text:style-name="T2">行番号</text:span><text:span text:style-name="T2">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0cm" svg:height="1cm" svg:x="1cm" svg:y="10.25cm">
          <text:p text:style-name="P7"><text:span text:style-name="T3">mergeLines: void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6cm" svg:y1="12.25cm" svg:x2="6cm" svg:y2="13.75cm" draw:start-shape="id1" draw:start-glue-point="2" draw:end-shape="id2" svg:d="M6000 12250v1500" svg:viewBox="0 0 1 1501">
          <text:p/>
        </draw:connector>
        <draw:frame draw:style-name="gr6" draw:text-style-name="P11" draw:layer="layout" svg:width="3cm" svg:height="0.75cm" svg:x="6.482cm" svg:y="12.747cm">
          <draw:text-box>
            <text:p text:style-name="P10"><text:span text:style-name="T1">lines</text:span></text:p>
          </draw:text-box>
        </draw:frame>
        <draw:connector draw:style-name="gr5" draw:text-style-name="P9" draw:layer="layout" svg:x1="6cm" svg:y1="16.75cm" svg:x2="6cm" svg:y2="18.5cm" draw:start-shape="id3" draw:start-glue-point="2" draw:end-shape="id4" draw:end-glue-point="0" svg:d="M6000 16750v1750" svg:viewBox="0 0 1 1751">
          <text:p/>
        </draw:connector>
        <draw:frame draw:style-name="gr6" draw:text-style-name="P11" draw:layer="layout" svg:width="3cm" svg:height="0.75cm" svg:x="6.5cm" svg:y="17.25cm">
          <draw:text-box>
            <text:p text:style-name="P10"><text:span text:style-name="T1">texts</text:span></text:p>
          </draw:text-box>
        </draw:frame>
        <draw:custom-shape draw:style-name="gr1" draw:text-style-name="P2" xml:id="id3" draw:id="id3" draw:layer="layout" svg:width="10cm" svg:height="1.25cm" svg:x="1cm" svg:y="15.5cm">
          <text:p text:style-name="P1"><text:span text:style-name="T1">isSmall(): boolean</text:span></text:p>
          <text:p text:style-name="P1"><text:span text:style-name="T1">text(): 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0.75cm" svg:x="1cm" svg:y="20.75cm">
          <text:p text:style-name="P1"><text:span text:style-name="T1">isHiragana(): boolea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cm" svg:height="2.75cm" svg:x="1cm" svg:y="2cm">
          <text:p text:style-name="P1"><text:span text:style-name="T1">fileName: String</text:span></text:p>
          <text:p text:style-name="P1"><text:span text:style-name="T1">horizontal: boolean</text:span></text:p>
          <text:p text:style-name="P1"><text:span text:style-name="T1">pagePattern, newLine: String</text:span></text:p>
          <text:p text:style-name="P1"><text:span text:style-name="T1">numberOfPages: int</text:span></text:p>
          <text:p text:style-name="P1"><text:span text:style-name="T1">minX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cm" svg:height="1cm" svg:x="1cm" svg:y="1cm">
          <text:p text:style-name="P3"><text:span text:style-name="T1">ITextPdf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5" draw:id="id5" draw:layer="layout" svg:width="10cm" svg:height="1.5cm" svg:x="1cm" svg:y="4.75cm">
          <text:p text:style-name="P12"><text:span text:style-name="T3">parse(): void</text:span></text:p>
          <text:p text:style-name="P7"><text:span text:style-name="T3">text(): String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6cm" svg:y1="6.25cm" svg:x2="6cm" svg:y2="8cm" draw:start-shape="id5" draw:start-glue-point="2" draw:end-shape="id6" draw:end-glue-point="0" svg:d="M6000 6250v1750" svg:viewBox="0 0 1 1751">
          <text:p/>
        </draw:connector>
        <draw:frame draw:style-name="gr6" draw:text-style-name="P11" draw:layer="layout" svg:width="3cm" svg:height="0.75cm" svg:x="6.25cm" svg:y="6.75cm">
          <draw:text-box>
            <text:p text:style-name="P10"><text:span text:style-name="T1">p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igMix 1M" svg:font-family="'MigMix 1M'" style:font-family-generic="modern" style:font-pitch="fixed"/>
    <style:font-face style:name="Noto Mono" svg:font-family="'Noto Mono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Diamond" svg:viewBox="0 0 3000 6000" svg:d="M1500 0l1500 3000-1500 3000-1500-300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1T14:20:17.541000000</meta:creation-date>
    <dc:date>2023-04-01T15:02:09.709000000</dc:date>
    <meta:editing-duration>PT41M52S</meta:editing-duration>
    <meta:editing-cycles>5</meta:editing-cycles>
    <meta:generator>LibreOffice/7.5.1.2$Windows_X86_64 LibreOffice_project/fcbaee479e84c6cd81291587d2ee68cba099e129</meta:generator>
    <meta:document-statistic meta:object-count="19"/>
  </office:meta>
</office:document-meta>
</file>